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5771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  <style:map style:condition="of:cell-content()=3" style:apply-style-name="cf7"/>
      <style:map style:condition="of:cell-content()=1" style:apply-style-name="cf1"/>
      <style:map style:condition="of:cell-content()=2" style:apply-style-name="cf3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1"/>
      <style:map style:condition="of:cell-content()=2" style:apply-style-name="cf3"/>
      <style:map style:condition="of:cell-content()=3" style:apply-style-name="cf4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1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Montag</text:p>
          </table:table-cell>
          <table:table-cell office:value-type="string" table:style-name="ce3">
            <text:p>Dienstag</text:p>
          </table:table-cell>
          <table:table-cell office:value-type="string" table:style-name="ce3">
            <text:p>Mittwoch</text:p>
          </table:table-cell>
          <table:table-cell office:value-type="string" table:style-name="ce3">
            <text:p>Donnerstag</text:p>
          </table:table-cell>
          <table:table-cell office:value-type="string" table:style-name="ce3">
            <text:p>Freitag</text:p>
          </table:table-cell>
          <table:table-cell office:value-type="string" table:style-name="ce3">
            <text:p>Samstag</text:p>
          </table:table-cell>
          <table:table-cell office:value-type="string" table:style-name="ce3">
            <text:p>Sonntag</text:p>
          </table:table-cell>
          <table:table-cell table:style-name="ce2"/>
          <table:table-cell office:value-type="string" table:style-name="ce2">
            <text:p>Legende</text:p>
          </table:table-cell>
          <table:table-cell office:value-type="string" table:style-name="ce2">
            <text:p>1 = Perfekt</text:p>
          </table:table-cell>
          <table:table-cell office:value-type="string" table:style-name="ce2">
            <text:p>2 = Etwas gemacht</text:p>
          </table:table-cell>
          <table:table-cell office:value-type="string" table:style-name="ce2">
            <text:p>3 = Nichts gemacht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">
            <text:p>Core</text:p>
          </table:table-cell>
          <table:table-cell office:value-type="string" table:style-name="ce2">
            <text:p>Kardio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Arme</text:p>
          </table:table-cell>
          <table:table-cell office:value-type="string" table:style-name="ce2">
            <text:p>Beine</text:p>
          </table:table-cell>
          <table:table-cell office:value-type="string" table:style-name="ce2">
            <text:p>Schultern</text:p>
          </table:table-cell>
          <table:table-cell office:value-type="string" table:style-name="ce2">
            <text:p>Offen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ontag</text:p>
          </table:table-cell>
          <table:table-cell office:value-type="string" table:style-name="ce2">
            <text:p>Dienstag</text:p>
          </table:table-cell>
          <table:table-cell office:value-type="string" table:style-name="ce2">
            <text:p>Mittwoch</text:p>
          </table:table-cell>
          <table:table-cell office:value-type="string" table:style-name="ce2">
            <text:p>Donnerstag</text:p>
          </table:table-cell>
          <table:table-cell office:value-type="string" table:style-name="ce2">
            <text:p>Freitag</text:p>
          </table:table-cell>
          <table:table-cell office:value-type="string" table:style-name="ce2">
            <text:p>Samstag</text:p>
          </table:table-cell>
          <table:table-cell office:value-type="string" table:style-name="ce2">
            <text:p>Sonntag</text:p>
          </table:table-cell>
          <table:table-cell office:value-type="string" table:style-name="ce3">
            <text:p>Gesam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IF(SUM([.B6:.H6])/7&lt;1.5;1;IF(SUM([.B6:.H6])/7&lt;2.5;2;3))" table:style-name="ce6">
            <text:p>2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formula="of:=IF(SUM([.B7:.H7])/7&lt;1.5;1;IF(SUM([.B7:.H7])/7&lt;2.5;2;3))" table:style-name="ce6">
            <text:p>3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formula="of:=IF(SUM([.B8:.H8])/7&lt;1.5;1;IF(SUM([.B8:.H8])/7&lt;2.5;2;3))" table:style-name="ce6">
            <text:p>3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5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6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7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CCFFCC"/>
      <style:text-properties fo:color="#0066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FFCC"/>
      <style:text-properties fo:color="#996600"/>
    </style:style>
    <style:style style:name="cf4" style:family="table-cell" style:data-style-name="N0">
      <style:table-cell-properties fo:background-color="#FFCCCC"/>
      <style:text-properties fo:color="#CC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7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Phillip</dc:creator>
    <meta:creation-date>2018-09-04T13:13:45Z</meta:creation-date>
    <dc:date>2018-09-26T19:02:56Z</dc:date>
    <meta:editing-cycles>2</meta:editing-cycles>
    <meta:editing-duration>PT0S</meta:editing-duration>
  </office:meta>
</office:document-meta>
</file>